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indent="0cm"/>
      <style:text-properties style:text-underline-style="solid" style:text-underline-width="auto" style:text-underline-color="font-colo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55308d" loext:opacity="100%"/>
    </style:style>
    <style:style style:name="T6" style:family="text">
      <style:text-properties fo:color="#55308d" loext:opacity="100%" fo:font-weight="normal" style:font-weight-asian="normal" style:font-weight-complex="normal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55308d" loext:opacity="100%" style:text-underline-style="none" fo:font-weight="normal" style:font-weight-asian="normal" style:font-weight-complex="normal"/>
    </style:style>
    <style:style style:name="T14" style:family="text">
      <style:text-properties fo:color="#000000" loext:opacity="100%" style:text-underline-style="none" fo:font-weight="normal" style:font-weight-asian="normal" style:font-weight-complex="normal"/>
    </style:style>
    <style:style style:name="T15" style:family="text">
      <style:text-properties fo:color="#000000" loext:opacity="100%" style:text-underline-style="none" fo:font-weight="bold" style:font-weight-asian="bold" style:font-weight-complex="bold"/>
    </style:style>
    <style:style style:name="T16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800080" loext:opacity="100%" style:text-underline-style="none" fo:font-weight="normal" style:font-weight-asian="normal" style:font-weight-complex="normal"/>
    </style:style>
    <style:style style:name="T18" style:family="text">
      <style:text-properties fo:color="#800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VARIADIC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5.805cm" svg:height="11.96cm" svg:x="1.5cm" svg:y="2.54cm" presentation:class="outline" presentation:user-transformed="true">
          <draw:text-box>
            <text:list text:style-name="L2">
              <text:list-item>
                <text:p>Variadic functions are functions that can take a variable number of arguments. </text:p>
                <text:p/>
              </text:list-item>
              <text:list-item>
                <text:p>The variadic function consists of at least one fixed variable and then an ellipsis(…) as the last parameter.</text:p>
                <text:p/>
              </text:list-item>
              <text:list-item>
                <text:p>Syntax:</text:p>
                <text:p><text:s text:c="2"/>int function_name(data_type variable_name, ...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6.035cm" svg:height="11.96cm" svg:x="0.635cm" svg:y="2.54cm" presentation:class="outline" presentation:user-transformed="true">
          <draw:text-box>
            <text:list text:style-name="L2">
              <text:list-item>
                <text:p>To be able to effectively use variadic functions in our programming we need to include the &lt;stdarg.h&gt; file in our source code.</text:p>
                <text:p><text:span text:style-name="T1">#include &lt;stdarg.h&gt;</text:span></text:p>
              </text:list-item>
              <text:list-item>
                <text:p><text:span text:style-name="T1">Stdarg.h </text:span><text:span text:style-name="T2">is a header file in the C standard library hence the .h and It provides facilities for stepping through a list of function arguments of unknown number and type.</text:span></text:p>
              </text:list-item>
              <text:list-item>
                <text:p><text:span text:style-name="T2">The </text:span><text:span text:style-name="T1">stdarg.h</text:span><text:span text:style-name="T2"> header defines a variable type </text:span><text:span text:style-name="T1">va_list</text:span><text:span text:style-name="T2"> and three macros which can be used to get the arguments in a variadic function.</text:span><text:span text:style-name="T2"><text:line-break/></text:span><text:span text:style-name="T2"> <text:s text:c="12"/></text:span><text:span text:style-name="T1">va_start( ), va_arg( ) and va_end( 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 presentation:user-transformed="true">
          <draw:text-box>
            <text:p>How do we access our variable arguments (...)? </text:p>
          </draw:text-box>
        </draw:frame>
        <draw:frame presentation:style-name="pr5" draw:layer="layout" svg:width="25.805cm" svg:height="11cm" svg:x="0.635cm" svg:y="2.54cm" presentation:class="outline" presentation:user-transformed="true">
          <draw:text-box>
            <text:list text:style-name="L2">
              <text:list-item>
                <text:p>The only way to access them is sequentially, in the order they were written, and you must use special macros from <text:span text:style-name="T1">stdarg.h</text:span> in the following steps,within your variadic function: <text:line-break/>variadic function example : <text:span text:style-name="T1">int sum(int </text:span><text:span text:style-name="T3">num_args,</text:span><text:span text:style-name="T1"> ...)</text:span></text:p>
                <text:p><text:span text:style-name="T4">Step 1:</text:span><text:line-break/>You declare an argument pointer variable of type <text:span text:style-name="T1">va_list</text:span> </text:p>
                <text:p><text:s/>example: <text:s text:c="2"/>va_list <text:span text:style-name="T5">myargs</text:span>;</text:p>
                <text:p><text:span text:style-name="T4">Step 2:</text:span> <text:line-break/>You use the <text:span text:style-name="T1">va_start </text:span><text:span text:style-name="T2">to initialize your va_list variable </text:span></text:p>
                <text:p><text:span text:style-name="T2"><text:s/></text:span><text:span text:style-name="T2">va_start(</text:span><text:span text:style-name="T6">myargs</text:span><text:span text:style-name="T2">,</text:span><text:span text:style-name="T7">num_args</text:span><text:span text:style-name="T2">)</text:span><text:span text:style-name="T2"><text:line-break/></text:span><text:span text:style-name="T2"><text:line-break/></text:span><text:span text:style-name="T2"> </text:span><text:span text:style-name="T6">myargs</text:span><text:span text:style-name="T2"> → this is my va_list variable </text:span><text:span text:style-name="T2"><text:line-break/></text:span><text:span text:style-name="T2"> </text:span><text:span text:style-name="T7">num_args</text:span><text:span text:style-name="T2">-→ this is the last preceding argument before the ellipses (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5" draw:text-style-name="P3" draw:layer="layout" svg:width="25.534cm" svg:height="12.27cm" svg:x="1.136cm" svg:y="1.27cm" presentation:class="outline" presentation:user-transformed="true">
          <draw:text-box>
            <text:list text:style-name="L2">
              <text:list-item>
                <text:p text:style-name="P2"><text:span text:style-name="T8">Step 3:</text:span><text:span text:style-name="T8"><text:line-break/></text:span><text:span text:style-name="T9">You access the variable arguments using va_arg.</text:span><text:span text:style-name="T9"><text:line-break/></text:span><text:span text:style-name="T9"> <text:s/>int x = va_arg(</text:span><text:span text:style-name="T10">myargs,</text:span><text:span text:style-name="T11">int); </text:span><text:span text:style-name="T11"><text:line-break/></text:span><text:span text:style-name="T11"> <text:s/>or </text:span><text:span text:style-name="T11"><text:line-break/></text:span><text:span text:style-name="T11"> <text:s/>int x = 0;</text:span><text:span text:style-name="T11"><text:line-break/></text:span><text:span text:style-name="T11"> <text:s/>x += </text:span><text:span text:style-name="T9">va_arg(</text:span><text:span text:style-name="T10">myargs,</text:span><text:span text:style-name="T11">int);</text:span><text:span text:style-name="T12"><text:line-break/></text:span><text:span text:style-name="T12"><text:line-break/></text:span><text:span text:style-name="T13">myargs → </text:span><text:span text:style-name="T14">the name of your </text:span><text:span text:style-name="T15">va_list </text:span><text:span text:style-name="T14">variable</text:span></text:p>
                <text:p text:style-name="P2"><text:span text:style-name="T14">int → the type of argument that you will come next </text:span></text:p>
              </text:list-item>
              <text:list-item>
                <text:p text:style-name="P2"><text:span text:style-name="T16">Step 4:</text:span><text:span text:style-name="T16"><text:line-break/></text:span><text:span text:style-name="T14">You indicate that you are finished with the argument pointer variable using : </text:span><text:span text:style-name="T15">va_end</text:span><text:span text:style-name="T14">.</text:span></text:p>
                <text:p text:style-name="P2"><text:span text:style-name="T14">va_end(</text:span><text:span text:style-name="T17">myargs</text:span><text:span text:style-name="T14">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5" draw:layer="layout" svg:width="24.765cm" svg:height="13.335cm" svg:x="0.635cm" svg:y="1.27cm" presentation:class="outline" presentation:user-transformed="true">
          <draw:text-box>
            <text:list text:style-name="L2">
              <text:list-header>
                <text:p>#include &lt;stdio.h&gt;</text:p>
                <text:p>#include &lt;stdarg.h&gt;</text:p>
                <text:p/>
                <text:p>int myargs(int num_args, ...)</text:p>
                <text:p>{</text:p>
                <text:p><text:s text:c="2"/>va_list mylistofargs; <text:span text:style-name="T18">//ponits </text:span><text:span text:style-name="T18">to your arguments </text:span></text:p>
                <text:p><text:s text:c="2"/>va_start(mylistofargs,num_args); /<text:span text:style-name="T18">/use the function </text:span><text:span text:style-name="T18">va_arg to start accessing </text:span><text:span text:style-name="T18">your list of arguments</text:span></text:p>
                <text:p><text:s text:c="2"/>for (int i=0;i&lt;num_args;i++)</text:p>
                <text:p><text:s text:c="2"/>{</text:p>
                <text:p><text:s text:c="5"/>int x=va_arg(mylistofargs,int);</text:p>
                <text:p><text:s text:c="5"/>printf("The list of arguments parsed to this functions are : %d\n",x); </text:p>
                <text:p><text:s text:c="2"/>}</text:p>
                <text:p><text:s text:c="2"/>va_end(mylistofargs);</text:p>
                <text:p>}</text:p>
                <text:p/>
                <text:p>int main()</text:p>
                <text:p>{</text:p>
                <text:p><text:s text:c="2"/>myargs(8,1,2,3,4,5,6,7,8);</text:p>
                <text:p><text:s text:c="2"/>return 0 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4T13:46:34.648519676</meta:creation-date>
    <meta:editing-duration>PT10M9S</meta:editing-duration>
    <meta:editing-cycles>2</meta:editing-cycles>
    <meta:generator>LibreOffice/7.3.7.2$Linux_X86_64 LibreOffice_project/30$Build-2</meta:generator>
    <dc:title>Pencil</dc:title>
    <dc:date>2023-03-24T15:03:54.819404180</dc:date>
    <meta:document-statistic meta:object-count="52"/>
  </office:meta>
</office:document-meta>
</file>